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B10000000EB09001E8DE9DFD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нтон Чехов <text:line-break/><draw:frame draw:style-name="fr1" draw:name="Изображение1" text:anchor-type="as-char" svg:width="11.456cm" svg:height="0.37cm" draw:z-index="0"><draw:image xlink:href="Pictures/10000200000001B10000000EB09001E8DE9DFD2B.png" xlink:type="simple" xlink:show="embed" xlink:actuate="onLoad"/></draw:frame></text:h>
      <text:h text:style-name="Heading_20_2" text:outline-level="2">"БАРАН И БАРЫШНЯ"</text:h>
      <text:p text:style-name="Text_20_body"/>
      <text:p text:style-name="Text_20_body">На сытой, лоснящейся физиономии милостивого государя была написана смертельнейшая скука. Он только что вышел из объятий послеобеденного Морфея и не знал, что ему делать. Не хотелось ни думать, ни зевать... Читать надоело еще в незапамятные времена, в театр еще рано, кататься лень ехать... Что делать? Чем бы развлечься?</text:p>
      <text:p text:style-name="Text_20_body">- Барышня какая-то пришла! - доложил Егор. - Вас спрашивает!</text:p>
      <text:p text:style-name="Text_20_body">- Барышня? Гм... Кто же это? Всё одно, впрочем, - проси...</text:p>
      <text:p text:style-name="Text_20_body">В кабинет тихо вошла хорошенькая брюнетка, одетая просто... даже очень просто. Она вошла и поклонилась.</text:p>
      <text:p text:style-name="Text_20_body">- Извините, - начала она дрожащим дискантом. - Я, знаете ли... Мне сказали, что вас... вас можно застать только в шесть часов... Я... я... дочь надворного советника Пальцева...</text:p>
      <text:p text:style-name="Text_20_body">- Очень приятно! Сссадитесь! Чем могу быть полезен? Садитесь, не стесняйтесь!</text:p>
      <text:p text:style-name="Text_20_body">- Я пришла к вам с просьбой... - продолжала барышня, неловко садясь и теребя дрожащими руками свои пуговки. - Я пришла... попросить у вас билет для бесплатного проезда на родину. Вы, я слышала, даете... Я хочу ехать, а у меня... я небогата... Мне от Петербурга до Курска...</text:p>
      <text:p text:style-name="Text_20_body">- Гм... Так-с... А для чего вам в Курск ехать? Здесь нешто не нравится?</text:p>
      <text:p text:style-name="Text_20_body">- Нет, здесь нравится, но, знаете ли... родители. Я к родителям. Давно уж у них не была... Мама, пишут, больна...</text:p>
      <text:p text:style-name="Text_20_body">- Гм... Вы здесь служите или учитесь?</text:p>
      <text:p text:style-name="Text_20_body">Барышня рассказала, где и у кого она служила, сколько получала жалованья, много ли было работы...</text:p>
      <text:p text:style-name="Text_20_body">- Так... Служили... Да-с, нельзя сказать, чтоб ваше жалованье было велико... Нельзя сказать... Негуманно было бы не давать вам бесплатного билета... Гм... К родителям едете, значит... Ну, а небось в Курске и амурчик есть, а? Амурашка? Хе, хе, хо... Женишок? Покраснели? Ну, что ж! Дело хорошее... Езжайте себе. Вам уж пора замуж... А кто он?</text:p>
      <text:p text:style-name="Text_20_body">- В чиновниках...</text:p>
      <text:p text:style-name="Text_20_body">- Дело хорошее... Езжайте в Курск... Говорят, что уже в ста верстах от Курска пахнет щами и ползают тараканы... Хе, хе, хо... Небось, скука в этом Курске? Да вы скидайте шляпу! Вот так, не стесняйтесь! Егор, дай нам чаю! Небось, скучно в этом... ммм... как его... Курске?</text:p>
      <text:p text:style-name="Text_20_body">Барышня, не ожидавшая такого ласкового приема, просияла и описала милостивому государю все курские развлечения... Она рассказала, что у нее есть брат-чиновник, дядя-учитель, кузены-гимназисты... Егор подал чай... Барышня робко потянулась за стаканом и, <text:soft-page-break/>боясь чамкать, начала бесшумно глотать... Милостивый государь глядел на нее и ухмылялся... Он уж не чувствовал скуки...</text:p>
      <text:p text:style-name="Text_20_body">- Ваш жених хорош собой? - спросил он. - А как вы с ним сошлись?</text:p>
      <text:p text:style-name="Text_20_body">Барышня конфузливо ответила на оба вопроса. Она доверчиво подвинулась к милостивому государю и, улыбаясь, рассказала, как здесь, в Питере, сватались к ней женихи и как она им отказала... Говорила она долго. Кончила тем, что вынула из кармана письмо от родителей и прочла его милостивому государю. Пробило восемь часов.</text:p>
      <text:p text:style-name="Text_20_body">- А у вашего отца неплохой почерк... С какими он закорючками пишет! Хе, хе... Но, однако, мне пора... В театре уж началось... Прощайте, Марья Ефимовна!</text:p>
      <text:p text:style-name="Text_20_body">- Так я могу надеяться? - спросила барышня, поднимаясь.</text:p>
      <text:p text:style-name="Text_20_body">- На что-с?</text:p>
      <text:p text:style-name="Text_20_body">- На то, что вы мне дадите бесплатный билет...</text:p>
      <text:p text:style-name="Text_20_body">- Билет? Гм... У меня нет билетов! Вы, должно быть, ошиблись, сударыня... Хе, хе, хе... Вы не туда попали, не на тот подъезд... Рядом со мной, подлинно, живет какой-то железнодорожник, а я в банке служу-с! Егор, вели заложить! Прощайте, ma chere {дорогая (франц.)} Марья Семеновна! Очень рад... рад очень...</text:p>
      <text:p text:style-name="Text_20_body">Барышня оделась и вышла... У другого подъезда ей сказали, что он уехал в половине восьмого в Москв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45:20.405567679</meta:creation-date>
    <meta:print-date>2018-03-23T15:47:34.652085759</meta:print-date>
    <dc:date>2018-03-23T15:48:30.323011754</dc:date>
    <meta:editing-duration>PT3M11S</meta:editing-duration>
    <meta:editing-cycles>1</meta:editing-cycles>
    <meta:document-statistic meta:table-count="0" meta:image-count="1" meta:object-count="0" meta:page-count="2" meta:paragraph-count="25" meta:word-count="560" meta:character-count="3468" meta:non-whitespace-character-count="2931"/>
    <meta:generator>LibreOffice/5.2.2.2$Linux_X86_64 LibreOffice_project/20m0$Build-2</meta:generator>
  </office:meta>
</office:document-meta>
</file>